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 style:list-style-name="L16">
      <style:text-properties fo:font-style="normal" style:font-style-asian="normal" style:font-style-complex="normal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 style:list-style-name="L1">
      <style:text-properties fo:font-style="italic" style:font-style-asian="italic" style:font-style-complex="italic"/>
    </style:style>
    <style:style style:name="P11" style:family="paragraph" style:parent-style-name="Standard" style:list-style-name="L6">
      <style:text-properties fo:font-style="italic" style:font-style-asian="italic" style:font-style-complex="italic"/>
    </style:style>
    <style:style style:name="P12" style:family="paragraph" style:parent-style-name="Standard" style:list-style-name="L11">
      <style:text-properties fo:font-style="italic" style:font-style-asian="italic" style:font-style-complex="italic"/>
    </style:style>
    <style:style style:name="P13" style:family="paragraph" style:parent-style-name="Standard" style:list-style-name="L14">
      <style:text-properties fo:font-style="italic" style:font-style-asian="italic" style:font-style-complex="italic"/>
    </style:style>
    <style:style style:name="P14" style:family="paragraph" style:parent-style-name="Standard" style:list-style-name="L15"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 style:list-style-name="L18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 style:list-style-name="L17"/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 style:list-style-name="L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L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L4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L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L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9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L10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2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3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ourse Plan (Outline)</text:p>
      <text:p text:style-name="P15"/>
      <text:p text:style-name="P16">Course objectives for different users</text:p>
      <text:p text:style-name="P4"/>
      <text:p text:style-name="P18">Beginner (Basic)</text:p>
      <text:p text:style-name="P9"><text:span text:style-name="T6">This user is unfamiliar with GIS. After completing the course, should be able to</text:span></text:p>
      <text:list xml:id="list520690028" text:style-name="L16">
        <text:list-item>
          <text:p text:style-name="P8"><text:span text:style-name="T5">load features from disparate sources</text:span></text:p>
        </text:list-item>
        <text:list-item>
          <text:p text:style-name="P8"><text:span text:style-name="T5">create a cloropleth map (custom / classified symbology) with raster backdrop</text:span></text:p>
        </text:list-item>
        <text:list-item>
          <text:p text:style-name="P8"><text:span text:style-name="T5">create new vector features</text:span></text:p>
        </text:list-item>
        <text:list-item>
          <text:p text:style-name="P8"><text:span text:style-name="T5">understand the attribute table</text:span></text:p>
        </text:list-item>
        <text:list-item>
          <text:p text:style-name="P8"><text:span text:style-name="T5">do a basic GIS (raster and vector) analysis</text:span></text:p>
        </text:list-item>
        <text:list-item>
          <text:p text:style-name="P8"><text:span text:style-name="T5">use the content thus produced in a map layout</text:span></text:p>
        </text:list-item>
      </text:list>
      <text:p text:style-name="P7"><text:span text:style-name="T5"/></text:p>
      <text:p text:style-name="P7"><text:span text:style-name="T5">The course product is a basic map project in QGIS and a PDF of said map.</text:span></text:p>
      <text:p text:style-name="P18"><text:span text:style-name="T3"/></text:p>
      <text:p text:style-name="P18">Intermediate (Moderate)</text:p>
      <text:p text:style-name="Standard"><text:span text:style-name="T6">This user is familiar with GIS, but not QGIS. More comfortable with point-and-click navigation, doesn't want to delve into the "programming" side of things. After course completion, in addition to basic objectives, should be able to</text:span></text:p>
      <text:list xml:id="list1536070180" text:style-name="L17">
        <text:list-item>
          <text:p text:style-name="P21"><text:span text:style-name="T6">do basic analyses with an emphasis on vector analysis, and present the results</text:span></text:p>
        </text:list-item>
        <text:list-item>
          <text:p text:style-name="P21"><text:span text:style-name="T6">add attributes to an existing layer</text:span></text:p>
        </text:list-item>
        <text:list-item>
          <text:p text:style-name="P21"><text:span text:style-name="T6">use actions</text:span></text:p>
        </text:list-item>
      </text:list>
      <text:p text:style-name="P18"><text:span text:style-name="T3"/></text:p>
      <text:p text:style-name="P18">Advanced (Hard)</text:p>
      <text:p text:style-name="P19"><text:span text:style-name="T3">Is familiar with GIS, SQL, perhaps some Python. After completing the course, in addition to basic and moderate objectives, should be able to</text:span></text:p>
      <text:list xml:id="list1109950893" text:style-name="L18">
        <text:list-item>
          <text:p text:style-name="P20"><text:span text:style-name="T3">modify qgis options</text:span></text:p>
        </text:list-item>
        <text:list-item>
          <text:p text:style-name="P20"><text:span text:style-name="T3">use actions</text:span></text:p>
        </text:list-item>
      </text:list>
      <text:p text:style-name="P4"/>
      <text:p text:style-name="P4">The goals that users must have reached on course completion are subject to change (and addition).</text:p>
      <text:p text:style-name="P4"/>
      <text:p text:style-name="P4"/>
      <text:p text:style-name="P5"><text:span text:style-name="T7"/></text:p>
      <text:p text:style-name="P35">New Content</text:p>
      <text:p text:style-name="P5"/>
      <text:p text:style-name="P5">Day 1: Classification and Mapping</text:p>
      <text:list xml:id="list1762598078" text:style-name="L1">
        <text:list-item>
          <text:p text:style-name="P10">The Interface. (Lays the groundwork for the rest of the course.)</text:p>
        </text:list-item>
      </text:list>
      <text:list xml:id="list1507551118" text:style-name="L2">
        <text:list-item>
          <text:p text:style-name="P24">Installation &amp; Intro to the course</text:p>
        </text:list-item>
        <text:list-item>
          <text:p text:style-name="P24">Introduction to the QGIS project</text:p>
        </text:list-item>
        <text:list-item>
          <text:p text:style-name="P24">Interface (load raster + vector)</text:p>
        </text:list-item>
      </text:list>
      <text:list xml:id="list526970627" text:continue-list="list1762598078" text:style-name="L1">
        <text:list-item>
          <text:p text:style-name="P10">Creating a Basic Map. (Have a good-looking map on screen before lunch.)</text:p>
        </text:list-item>
      </text:list>
      <text:list xml:id="list322205260" text:style-name="L3">
        <text:list-item>
          <text:p text:style-name="P25">Vector data</text:p>
        </text:list-item>
        <text:list-item>
          <text:p text:style-name="P25">Simple symbology</text:p>
        </text:list-item>
      </text:list>
      <text:list xml:id="list1609660416" text:continue-list="list526970627" text:style-name="L1">
        <text:list-item>
          <text:p text:style-name="P10">Classifying Vector Data. (Learn about and apply vector classification.)</text:p>
        </text:list-item>
      </text:list>
      <text:list xml:id="list267428941" text:style-name="L4">
        <text:list-item>
          <text:p text:style-name="P26">Intro to attributes</text:p>
        </text:list-item>
        <text:list-item>
          <text:p text:style-name="P26">Labels (+ data-driven properties)</text:p>
        </text:list-item>
        <text:list-item>
          <text:p text:style-name="P26">Class- and value-based symbology</text:p>
        </text:list-item>
      </text:list>
      <text:list xml:id="list290454410" text:continue-list="list1609660416" text:style-name="L1">
        <text:list-item>
          <text:p text:style-name="P10">Map Composer. (Finalize the map's appearance.)</text:p>
        </text:list-item>
      </text:list>
      <text:list xml:id="list1204590690" text:style-name="L5">
        <text:list-item>
          <text:p text:style-name="P27">Rule-based rendering (for advanced users)</text:p>
        </text:list-item>
        <text:list-item>
          <text:p text:style-name="P27">Map composition</text:p>
        </text:list-item>
      </text:list>
      <text:p text:style-name="Standard"/>
      <text:p text:style-name="P2">Assignment: <text:span text:style-name="T8">Customize the map (or create a new map) to the requirements of an imaginary client.</text:span></text:p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2">Day 2: Analysis</text:p>
      <text:p text:style-name="P4"><text:span text:style-name="T4">Contextualization:</text:span> A brief introduction to the GIS analysis process</text:p>
      <text:list xml:id="list894652300" text:style-name="L6">
        <text:list-item>
          <text:p text:style-name="P11">Creating Vector Data. (Digitize new data and customize the process.)</text:p>
        </text:list-item>
      </text:list>
      <text:list xml:id="list1618077516" text:style-name="L7">
        <text:list-item>
          <text:p text:style-name="P28">Create own dataset; defining attributes</text:p>
        </text:list-item>
        <text:list-item>
          <text:p text:style-name="P28">Capture data</text:p>
        </text:list-item>
        <text:list-item>
          <text:p text:style-name="P28">Forms</text:p>
        </text:list-item>
        <text:list-item>
          <text:p text:style-name="P28">Actions</text:p>
        </text:list-item>
        <text:list-item>
          <text:p text:style-name="P28">Topological editing (polygon dataset)</text:p>
        </text:list-item>
      </text:list>
      <text:list xml:id="list72301251" text:continue-list="list894652300" text:style-name="L6">
        <text:list-item>
          <text:p text:style-name="P11">Vector Analysis. (Extract new spatial information from vector data using analysis functions.)</text:p>
        </text:list-item>
      </text:list>
      <text:list xml:id="list651864384" text:style-name="L8">
        <text:list-item>
          <text:p text:style-name="P29">Reprojection, data transformation</text:p>
        </text:list-item>
        <text:list-item>
          <text:p text:style-name="P29">Buffers, intersects, generate metrics, etc.</text:p>
        </text:list-item>
        <text:list-item>
          <text:p text:style-name="P29">Network analysis (?)</text:p>
        </text:list-item>
      </text:list>
      <text:list xml:id="list1918930921" text:continue-list="list72301251" text:style-name="L6">
        <text:list-item>
          <text:p text:style-name="P11">Rasters. (Work with raster data.)</text:p>
        </text:list-item>
      </text:list>
      <text:list xml:id="list1126868522" text:style-name="L9">
        <text:list-item>
          <text:p text:style-name="P30">Data manipulation (clip, mosaic, convert with options)</text:p>
        </text:list-item>
        <text:list-item>
          <text:p text:style-name="P30">Changing symbology</text:p>
        </text:list-item>
        <text:list-item>
          <text:p text:style-name="P30">Terrain analysis</text:p>
        </text:list-item>
        <text:list-item>
          <text:p text:style-name="P30">Layer arithmetic</text:p>
        </text:list-item>
      </text:list>
      <text:list xml:id="list411424682" text:continue-list="list1918930921" text:style-name="L6">
        <text:list-item>
          <text:p text:style-name="P11">Completing the analysis. (Deliver a GIS product.)</text:p>
        </text:list-item>
      </text:list>
      <text:list xml:id="list1204591682" text:style-name="L10">
        <text:list-item>
          <text:p text:style-name="P31">Raster to vector / vector to raster</text:p>
        </text:list-item>
        <text:list-item>
          <text:p text:style-name="P31">Combined analysis</text:p>
        </text:list-item>
      </text:list>
      <text:p text:style-name="Standard"/>
      <text:p text:style-name="P2">Assignment:<text:span text:style-name="T8"> Pose an additional research question of your own choice, and arrive at a solution using the techniques you learned today.</text:span></text:p>
      <text:p text:style-name="Standard"/>
      <text:p text:style-name="Standard"><text:span text:style-name="T1">Product:</text:span> A complete GIS analysis, with research question and solution.</text:p>
      <text:p text:style-name="Standard"/>
      <text:p text:style-name="Standard"/>
      <text:p text:style-name="P2">Day 3: Extended Functionality</text:p>
      <text:list xml:id="list914716707" text:style-name="L11">
        <text:list-item>
          <text:p text:style-name="P12">QGIS plugins. (Extend the functionality of QGIS.)</text:p>
        </text:list-item>
      </text:list>
      <text:list xml:id="list51900324" text:style-name="L12">
        <text:list-item>
          <text:p text:style-name="P32">Fetching plugins from repositories</text:p>
        </text:list-item>
        <text:list-item>
          <text:p text:style-name="P32"><text:soft-page-break/>Activating and using plugins</text:p>
        </text:list-item>
        <text:list-item>
          <text:p text:style-name="P32">Useful plugin examples</text:p>
        </text:list-item>
        <text:list-item>
          <text:p text:style-name="P32">Using the Python console (advanced)</text:p>
        </text:list-item>
      </text:list>
      <text:list xml:id="list1133037068" text:continue-list="list914716707" text:style-name="L11">
        <text:list-item>
          <text:p text:style-name="P12">Using online mapping resources. (Make use of online data sources.)</text:p>
        </text:list-item>
      </text:list>
      <text:list xml:id="list1553891141" text:style-name="L13">
        <text:list-item>
          <text:p text:style-name="P33">Web Mapping Services</text:p>
        </text:list-item>
        <text:list-item>
          <text:p text:style-name="P33">Web Feature Services</text:p>
        </text:list-item>
        <text:list-item>
          <text:p text:style-name="P33">Integrate the above sources into the existing map</text:p>
        </text:list-item>
      </text:list>
      <text:list xml:id="list865613037" text:continue-list="list1133037068" text:style-name="L11">
        <text:list-item>
          <text:p text:style-name="P12">Using GRASS. (Use the famous GRASS GIS in QGIS)</text:p>
        </text:list-item>
        <text:list-item>
          <text:p text:style-name="P12">Assessment; Q&amp;A. (Wrap up the more QGIS-specific part of the course.)</text:p>
        </text:list-item>
      </text:list>
      <text:p text:style-name="Standard"/>
      <text:p text:style-name="P2">Assignment:<text:span text:style-name="T8"> (Assessment.)</text:span></text:p>
      <text:p text:style-name="Standard"/>
      <text:p text:style-name="Standard"><text:span text:style-name="T1">Product:</text:span> Assessment results.</text:p>
      <text:p text:style-name="Standard"/>
      <text:p text:style-name="Standard"/>
      <text:p text:style-name="P2"/>
      <text:p text:style-name="P34">Existing Content</text:p>
      <text:p text:style-name="P2"/>
      <text:p text:style-name="P2">Day 4: PostgreSQL</text:p>
      <text:p text:style-name="P3">Note: attendees already comfortable with database use (incl. SQL) are free not to attend this day.</text:p>
      <text:list xml:id="list337396587" text:style-name="L14">
        <text:list-item>
          <text:p text:style-name="P13">Introduction to databases.</text:p>
        </text:list-item>
        <text:list-item>
          <text:p text:style-name="P13">Installation of PostgreSQL; Implementing the data model.</text:p>
        </text:list-item>
        <text:list-item>
          <text:p text:style-name="P13">Adding and querying data.</text:p>
        </text:list-item>
        <text:list-item>
          <text:p text:style-name="P13">Views and rules; review and Q&amp;A.</text:p>
        </text:list-item>
      </text:list>
      <text:p text:style-name="Standard"/>
      <text:p text:style-name="P2">Assignment:<text:span text:style-name="T8"> Create and populate a new table that is logically associated with the rest of this database.</text:span></text:p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2">Day 5: PostGIS</text:p>
      <text:list xml:id="list1380250013" text:style-name="L15">
        <text:list-item>
          <text:p text:style-name="P14">Installation of PostGIS; Simple feature model</text:p>
        </text:list-item>
        <text:list-item>
          <text:p text:style-name="P14">Spatial queries and geometry construction</text:p>
        </text:list-item>
        <text:list-item>
          <text:p text:style-name="P14">Exercises (creating and linking data)</text:p>
        </text:list-item>
        <text:list-item>
          <text:p text:style-name="P14">Data processing; Import and export</text:p>
        </text:list-item>
      </text:list>
      <text:p text:style-name="P6"/>
      <text:p text:style-name="P6"><text:span text:style-name="T1">Assignment:</text:span> Create and populate a new geo-enabled table that is logically associated with the rest of this database.</text:p>
      <text:p text:style-name="P6"/>
      <text:p text:style-name="P1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3-28T15:51:04</dc:date>
    <dc:creator>Rudi </dc:creator>
    <meta:editing-duration>PT6H58M13S</meta:editing-duration>
    <meta:editing-cycles>41</meta:editing-cycles>
    <meta:generator>LibreOffice/3.4$Unix LibreOffice_project/340m1$Build-402</meta:generator>
    <meta:document-statistic meta:table-count="0" meta:image-count="0" meta:object-count="0" meta:page-count="4" meta:paragraph-count="91" meta:word-count="668" meta:character-count="4085" meta:non-whitespace-character-count="3570"/>
  </office:meta>
</office:document-meta>
</file>